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32pt" fo:font-weight="bold" officeooo:rsid="0005e87e" officeooo:paragraph-rsid="0005e87e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503cm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503cm"/>
      <style:text-properties style:font-name="Cantarell" fo:font-size="14pt" style:font-size-asian="14pt" style:font-size-complex="14pt"/>
    </style:style>
    <style:style style:name="P5" style:family="paragraph" style:parent-style-name="Standard">
      <style:text-properties style:font-name="Cantarell" fo:font-size="14pt" style:font-size-asian="14pt" style:font-size-complex="14pt"/>
    </style:style>
    <style:style style:name="P6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8" style:family="paragraph" style:parent-style-name="Standard" style:list-style-name="L3" style:master-page-name="">
      <loext:graphic-properties draw:fill="none"/>
      <style:paragraph-properties style:line-height-at-least="0.503cm" style:page-number="auto" fo:background-color="transparent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10" style:family="paragraph" style:parent-style-name="Standard" style:list-style-name="L2">
      <loext:graphic-properties draw:fill="none"/>
      <style:paragraph-properties fo:margin-left="0.6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11" style:family="paragraph" style:parent-style-name="Standard" style:list-style-name="L2" style:master-page-name="">
      <loext:graphic-properties draw:fill="none"/>
      <style:paragraph-properties fo:margin-left="1.3cm" fo:margin-right="-0.9cm" style:line-height-at-least="0.503cm" fo:text-indent="-0.7cm" style:auto-text-indent="false" style:page-number="auto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style:line-height-at-least="0.503cm"/>
      <style:text-properties style:font-name="Cantarell" fo:font-size="14pt" style:font-size-asian="14pt" style:font-size-complex="14pt"/>
    </style:style>
    <style:style style:name="P13" style:family="paragraph" style:parent-style-name="Standard" style:list-style-name="L1">
      <style:paragraph-properties style:line-height-at-least="0.503cm"/>
      <style:text-properties style:font-name="Cantarell" fo:font-size="14pt" officeooo:paragraph-rsid="0005e87e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style:line-height-at-least="0.503cm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6" style:family="paragraph" style:parent-style-name="Standard" style:list-style-name="L2" style:master-page-name="">
      <loext:graphic-properties draw:fill="none"/>
      <style:paragraph-properties fo:margin-left="0.6cm" fo:margin-right="-0.9cm" style:line-height-at-least="0.503cm" fo:text-indent="0cm" style:auto-text-indent="false" style:page-number="auto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79d85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style:line-height-at-least="0.503cm"/>
      <style:text-properties fo:color="#4c94d6" loext:opacity="100%" style:font-name="Cantarell" fo:font-size="18pt" fo:font-weight="bold" fo:background-color="#fcfcfc" style:font-size-asian="18pt" style:font-size-complex="18pt"/>
    </style:style>
    <style:style style:name="P20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5e87e" officeooo:paragraph-rsid="0005e87e" fo:background-color="#fcfcfc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Droid Serif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503cm"/>
      <style:text-properties style:font-name="Droid Serif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bb400" loext:opacity="100%"/>
    </style:style>
    <style:style style:name="T3" style:family="text">
      <style:text-properties fo:color="#5b277d" loext:opacity="100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e87e" style:font-weight-asian="normal" style:font-weight-complex="normal"/>
    </style:style>
    <style:style style:name="T6" style:family="text">
      <style:text-properties officeooo:rsid="0005e8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hSGO</text:p>
      <text:p text:style-name="P2">авторы:</text:p>
      <text:p text:style-name="P2">Никита Суриков @syricoff</text:p>
      <text:p text:style-name="P2">Михаил Рыбалков @erytw</text:p>
      <text:p text:style-name="P19">Цель</text:p>
      <text:p text:style-name="P5">Целью проекта является реализация бота на python с использованием aiogram для работы с telegram, неофициального API для Сетевого Города - netschooloapi. База данных - sqlite, взаимодействие с ней через sqlalchemy</text:p>
      <text:p text:style-name="P4"/>
      <text:p text:style-name="P19">Возможности бота</text:p>
      <text:list text:style-name="L1">
        <text:list-item>
          <text:p text:style-name="P12">Авторизация школьника в системе СГО</text:p>
        </text:list-item>
        <text:list-item>
          <text:p text:style-name="P13">Просмотр расписания</text:p>
        </text:list-item>
        <text:list-item>
          <text:p text:style-name="P13">Просмотр предстоящих домашних заданий</text:p>
        </text:list-item>
        <text:list-item>
          <text:p text:style-name="P12">Просмотр оценок за день</text:p>
        </text:list-item>
        <text:list-item>
          <text:p text:style-name="P12">Создание отчетов об успеваемости</text:p>
        </text:list-item>
      </text:list>
      <text:p text:style-name="P4"/>
      <text:p text:style-name="P20">Реализация</text:p>
      <text:p text:style-name="P3">1. Работа с Сетевым Городом</text:p>
      <text:p text:style-name="P6">В папке sgo находятся 5 файлов. 2 из них — служебные, незаменимы при отладке(салатовые), остальные три необходимы для работы проекта, при этом импортируется извне только data_wrapper:</text:p>
      <text:p text:style-name="P22">├── constants.py</text:p>
      <text:p text:style-name="P22">├── <text:span text:style-name="T3">data_wrapper.py</text:span></text:p>
      <text:p text:style-name="P22">├── netschool.py</text:p>
      <text:p text:style-name="P22">├── <text:span text:style-name="T2">personal.py</text:span></text:p>
      <text:p text:style-name="P22">└── <text:span text:style-name="T2">tmp.py</text:span></text:p>
      <text:p text:style-name="P6">Назначения файлов:</text:p>
      <text:list text:style-name="L3">
        <text:list-item>
          <text:p text:style-name="P18"><text:span text:style-name="T1">constants.py</text:span> — хранит ссылки, список символов, базовые сообщения об <text:tab/>ошибках</text:p>
        </text:list-item>
        <text:list-item>
          <text:p text:style-name="P18"><text:span text:style-name="T1">netschool.py</text:span> — Работает с сетевым городом посредством библиотеки <text:tab/>netschoolapi, методы его класса возвращают объекты типов <text:tab/>библиотеки, Авторизация во всех методах происходит с помощью <text:tab/>декоратора, для всех данных можно установить временные границы с <text:tab/>помощью аргументов. На данный момент используются только <text:tab/>стоковые границы, связанные с datetime.datetime.now()</text:p>
        </text:list-item>
        <text:list-item>
          <text:p text:style-name="P8">data_wrapper.py —<text:span text:style-name="T4"> Прослойка между ботом и netschool. Преобразует <text:tab/>данные в человекочитаемый формат, формирует ошибки. Высокий <text:tab/>уровень кастомизации благодаря работе с переменными из constants <text:tab/>и возможности выбирать границы. Импортируется <text:s/>извне, упрощая <text:tab/>работу не знакомого с вышеописанными файлами пользователя, не <text:tab/>требуя разбираться в коде.</text:span></text:p>
        </text:list-item>
      </text:list>
      <text:p text:style-name="P9"><text:soft-page-break/>2. Работа с базой данных</text:p>
      <text:p text:style-name="P14">В папке migrations находятся 3 файла и папка versions. Так же в корне проекта лежит файл alembic.ini в котором лежат конфигурации системы alembic.</text:p>
      <text:p text:style-name="P14"/>
      <text:p text:style-name="P21">migratoins</text:p>
      <text:p text:style-name="P21"><text:s text:c="8"/>├── env.py</text:p>
      <text:p text:style-name="P21"><text:s text:c="8"/>├── README.md</text:p>
      <text:p text:style-name="P21"><text:s text:c="8"/>├── script.py.mako</text:p>
      <text:p text:style-name="P21"><text:s text:c="8"/>└── versions</text:p>
      <text:p text:style-name="P21"><text:s text:c="24"/>├── 4e570bc94610_add_table_users.py</text:p>
      <text:p text:style-name="P21"><text:s text:c="24"/>├── 56df5c6b0df6_add_table_chats.py</text:p>
      <text:p text:style-name="P21"><text:s text:c="24"/>└── b52164d20ace_add_new_table.py</text:p>
      <text:p text:style-name="P14"/>
      <text:p text:style-name="P17">Назначения файлов:</text:p>
      <text:list text:style-name="L2">
        <text:list-item>
          <text:p text:style-name="P15"><text:span text:style-name="T1">env.py</text:span> <text:span text:style-name="T6">— </text:span>основной файл, в котором происходит работа с базой данных и <text:tab/>создание миграций</text:p>
        </text:list-item>
        <text:list-item>
          <text:p text:style-name="P16"><text:span text:style-name="T1">script.py.mako</text:span> <text:s/><text:span text:style-name="T6">— </text:span>шаблон для создания новых скриптов с таблицами</text:p>
        </text:list-item>
        <text:list-item>
          <text:p text:style-name="P11">/versions <text:span text:style-name="T5">— </text:span><text:span text:style-name="T4">папка, в которой лежат сгенерированные миграции. На данный <text:tab/>момент там лежат пустые миграции, нужные для автосоздания БД и <text:tab/>таблиц в ней.</text:span></text:p>
        </text:list-item>
        <text:list-item>
          <text:p text:style-name="P10">README.md <text:span text:style-name="T5">— </text:span><text:span text:style-name="T4">описание как работать с alembic</text:span></text:p>
        </text:list-item>
      </text:list>
      <text:p text:style-name="P9"><text:span text:style-name="T4"/></text:p>
      <text:p text:style-name="P9">3. Работа с ботом</text:p>
      <text:p text:style-name="P14">Основная работа с ботом происходит в папке app:</text:p>
      <text:p text:style-name="P14"/>
      <text:p text:style-name="P21">app</text:p>
      <text:p text:style-name="P21"><text:s text:c="2"/>├── config</text:p>
      <text:p text:style-name="P21"><text:s text:c="2"/>├── dao</text:p>
      <text:p text:style-name="P21"><text:s text:c="2"/>├── db.db</text:p>
      <text:p text:style-name="P21"><text:s text:c="2"/>├── enums</text:p>
      <text:p text:style-name="P21"><text:s text:c="2"/>├── handlers</text:p>
      <text:p text:style-name="P21"><text:s text:c="2"/>├── middlewares</text:p>
      <text:p text:style-name="P21"><text:s text:c="2"/>├── models</text:p>
      <text:p text:style-name="P21"><text:s text:c="2"/>│ <text:s text:c="10"/>├── config</text:p>
      <text:p text:style-name="P21"><text:s text:c="2"/>│ <text:s text:c="10"/>├── db</text:p>
      <text:p text:style-name="P21"><text:s text:c="2"/>│ <text:s text:c="10"/>└── dto</text:p>
      <text:p text:style-name="P21"><text:s text:c="2"/>├── services</text:p>
      <text:p text:style-name="P21"><text:s text:c="2"/>└── sgo</text:p>
      <text:p text:style-name="P21"/>
      <text:p text:style-name="P14">Назначения файлов:</text:p>
      <text:list text:style-name="L4">
        <text:list-item>
          <text:p text:style-name="P24"><text:span text:style-name="T1">config</text:span> — папка, в которой происходит работа с конфиг-файлом, <text:tab/>полученная информация хранится в dataclass`е и используется при <text:tab/>запуске бота</text:p>
        </text:list-item>
        <text:list-item>
          <text:p text:style-name="P24"><text:soft-page-break/><text:span text:style-name="T1">dao</text:span> — папка в которой хранятся модели работы с базой данных, для <text:tab/>каждого типа данных своя модель, наследованная от BaseDao</text:p>
        </text:list-item>
        <text:list-item>
          <text:p text:style-name="P24"><text:span text:style-name="T1">enums</text:span> — папка с файлом, содержащим типы групп для работы с telegram <text:tab/>api</text:p>
        </text:list-item>
        <text:list-item>
          <text:p text:style-name="P24"><text:span text:style-name="T1">handlers</text:span> — папка с основной логикой общения бота с человеком, <text:tab/>содержит функции для получения команд пользователя и ответа на <text:tab/>них</text:p>
        </text:list-item>
        <text:list-item>
          <text:p text:style-name="P24"><text:span text:style-name="T1">middlewares</text:span> — папка с работой мидлваря, который вклинивается в <text:tab/>общение бота и пользователя, обрабатывает получаемые данные и <text:tab/>добавляет их в базу данных при необходимости</text:p>
        </text:list-item>
        <text:list-item>
          <text:p text:style-name="P24"><text:span text:style-name="T1">models</text:span> — содержит папки, в которых лежат dataclass`ы, используемые <text:tab/>программой для обмена данными</text:p>
        </text:list-item>
        <text:list-item>
          <text:p text:style-name="P24"><text:span text:style-name="T1">services</text:span> — папка с функциями для обмена данных между базой данных и её <text:tab/>объектами и программы с datacla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2:13:19.482209934</meta:creation-date>
    <dc:date>2023-04-28T00:17:08.010816920</dc:date>
    <meta:editing-duration>P1DT23H30M10S</meta:editing-duration>
    <meta:editing-cycles>2</meta:editing-cycles>
    <meta:generator>LibreOffice/7.4.3.2$Linux_X86_64 LibreOffice_project/40$Build-2</meta:generator>
    <meta:document-statistic meta:table-count="0" meta:image-count="0" meta:object-count="0" meta:page-count="3" meta:paragraph-count="62" meta:word-count="471" meta:character-count="3452" meta:non-whitespace-character-count="2863"/>
  </office:meta>
</office:document-meta>
</file>